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917in"/>
    </style:style>
    <style:style style:name="co2" style:family="table-column">
      <style:table-column-properties fo:break-before="auto" style:column-width="0.72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table:shapes>
          <draw:frame draw:z-index="0" draw:style-name="gr1" draw:text-style-name="P1" svg:width="6.2988in" svg:height="3.5429in" svg:x="12.8106in" svg:y="0.0394in">
            <draw:object draw:notify-on-update-of-ranges="tests.N1:tests.N100 tests.O1:tests.O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0327in" svg:y="0.0394in">
            <draw:object draw:notify-on-update-of-ranges="tests.A1:tests.A100 tests.B1:tests.B100 tests.A1:tests.A100 tests.C1:tests.C100 tests.A1:tests.A100 tests.D1:tests.D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29" calcext:value-type="float">
            <text:p>5329</text:p>
          </table:table-cell>
          <table:table-cell office:value-type="float" office:value="5049" calcext:value-type="float">
            <text:p>5049</text:p>
          </table:table-cell>
          <table:table-cell office:value-type="float" office:value="2624" calcext:value-type="float">
            <text:p>2624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544" calcext:value-type="float">
            <text:p>19544</text:p>
          </table:table-cell>
          <table:table-cell office:value-type="float" office:value="20099" calcext:value-type="float">
            <text:p>20099</text:p>
          </table:table-cell>
          <table:table-cell office:value-type="float" office:value="6990" calcext:value-type="float">
            <text:p>6990</text:p>
          </table:table-cell>
          <table:table-cell table:number-columns-repeated="9"/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5184" calcext:value-type="float">
            <text:p>45184</text:p>
          </table:table-cell>
          <table:table-cell office:value-type="float" office:value="45149" calcext:value-type="float">
            <text:p>45149</text:p>
          </table:table-cell>
          <table:table-cell office:value-type="float" office:value="12048" calcext:value-type="float">
            <text:p>12048</text:p>
          </table:table-cell>
          <table:table-cell table:number-columns-repeated="9"/>
          <table:table-cell office:value-type="float" office:value="300" calcext:value-type="float">
            <text:p>300</text:p>
          </table:table-cell>
          <table:table-cell office:value-type="float" office:value="12048" calcext:value-type="float">
            <text:p>1204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756" calcext:value-type="float">
            <text:p>80756</text:p>
          </table:table-cell>
          <table:table-cell office:value-type="float" office:value="80199" calcext:value-type="float">
            <text:p>80199</text:p>
          </table:table-cell>
          <table:table-cell office:value-type="float" office:value="17395" calcext:value-type="float">
            <text:p>17395</text:p>
          </table:table-cell>
          <table:table-cell table:number-columns-repeated="9"/>
          <table:table-cell office:value-type="float" office:value="400" calcext:value-type="float">
            <text:p>400</text:p>
          </table:table-cell>
          <table:table-cell office:value-type="float" office:value="17395" calcext:value-type="float">
            <text:p>173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4241" calcext:value-type="float">
            <text:p>124241</text:p>
          </table:table-cell>
          <table:table-cell office:value-type="float" office:value="125249" calcext:value-type="float">
            <text:p>125249</text:p>
          </table:table-cell>
          <table:table-cell office:value-type="float" office:value="22818" calcext:value-type="float">
            <text:p>22818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office:value-type="float" office:value="22818" calcext:value-type="float">
            <text:p>228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7509" calcext:value-type="float">
            <text:p>177509</text:p>
          </table:table-cell>
          <table:table-cell office:value-type="float" office:value="180299" calcext:value-type="float">
            <text:p>180299</text:p>
          </table:table-cell>
          <table:table-cell office:value-type="float" office:value="30262" calcext:value-type="float">
            <text:p>30262</text:p>
          </table:table-cell>
          <table:table-cell table:number-columns-repeated="9"/>
          <table:table-cell office:value-type="float" office:value="600" calcext:value-type="float">
            <text:p>600</text:p>
          </table:table-cell>
          <table:table-cell office:value-type="float" office:value="30262" calcext:value-type="float">
            <text:p>3026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2820" calcext:value-type="float">
            <text:p>242820</text:p>
          </table:table-cell>
          <table:table-cell office:value-type="float" office:value="245349" calcext:value-type="float">
            <text:p>245349</text:p>
          </table:table-cell>
          <table:table-cell office:value-type="float" office:value="35752" calcext:value-type="float">
            <text:p>35752</text:p>
          </table:table-cell>
          <table:table-cell table:number-columns-repeated="9"/>
          <table:table-cell office:value-type="float" office:value="700" calcext:value-type="float">
            <text:p>700</text:p>
          </table:table-cell>
          <table:table-cell office:value-type="float" office:value="35752" calcext:value-type="float">
            <text:p>3575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1441" calcext:value-type="float">
            <text:p>321441</text:p>
          </table:table-cell>
          <table:table-cell office:value-type="float" office:value="320399" calcext:value-type="float">
            <text:p>320399</text:p>
          </table:table-cell>
          <table:table-cell office:value-type="float" office:value="44193" calcext:value-type="float">
            <text:p>44193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office:value-type="float" office:value="44193" calcext:value-type="float">
            <text:p>4419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6773" calcext:value-type="float">
            <text:p>406773</text:p>
          </table:table-cell>
          <table:table-cell office:value-type="float" office:value="405449" calcext:value-type="float">
            <text:p>405449</text:p>
          </table:table-cell>
          <table:table-cell office:value-type="float" office:value="49905" calcext:value-type="float">
            <text:p>49905</text:p>
          </table:table-cell>
          <table:table-cell table:number-columns-repeated="9"/>
          <table:table-cell office:value-type="float" office:value="900" calcext:value-type="float">
            <text:p>900</text:p>
          </table:table-cell>
          <table:table-cell office:value-type="float" office:value="49905" calcext:value-type="float">
            <text:p>499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7352" calcext:value-type="float">
            <text:p>497352</text:p>
          </table:table-cell>
          <table:table-cell office:value-type="float" office:value="500499" calcext:value-type="float">
            <text:p>500499</text:p>
          </table:table-cell>
          <table:table-cell office:value-type="float" office:value="59313" calcext:value-type="float">
            <text:p>59313</text:p>
          </table:table-cell>
          <table:table-cell table:number-columns-repeated="9"/>
          <table:table-cell office:value-type="float" office:value="1000" calcext:value-type="float">
            <text:p>1000</text:p>
          </table:table-cell>
          <table:table-cell office:value-type="float" office:value="59313" calcext:value-type="float">
            <text:p>5931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95468" calcext:value-type="float">
            <text:p>595468</text:p>
          </table:table-cell>
          <table:table-cell office:value-type="float" office:value="605549" calcext:value-type="float">
            <text:p>605549</text:p>
          </table:table-cell>
          <table:table-cell office:value-type="float" office:value="67424" calcext:value-type="float">
            <text:p>67424</text:p>
          </table:table-cell>
          <table:table-cell table:number-columns-repeated="9"/>
          <table:table-cell office:value-type="float" office:value="1100" calcext:value-type="float">
            <text:p>1100</text:p>
          </table:table-cell>
          <table:table-cell office:value-type="float" office:value="67424" calcext:value-type="float">
            <text:p>6742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18846" calcext:value-type="float">
            <text:p>718846</text:p>
          </table:table-cell>
          <table:table-cell office:value-type="float" office:value="720599" calcext:value-type="float">
            <text:p>720599</text:p>
          </table:table-cell>
          <table:table-cell office:value-type="float" office:value="71350" calcext:value-type="float">
            <text:p>71350</text:p>
          </table:table-cell>
          <table:table-cell table:number-columns-repeated="9"/>
          <table:table-cell office:value-type="float" office:value="1200" calcext:value-type="float">
            <text:p>1200</text:p>
          </table:table-cell>
          <table:table-cell office:value-type="float" office:value="71350" calcext:value-type="float">
            <text:p>7135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35547" calcext:value-type="float">
            <text:p>835547</text:p>
          </table:table-cell>
          <table:table-cell office:value-type="float" office:value="845649" calcext:value-type="float">
            <text:p>845649</text:p>
          </table:table-cell>
          <table:table-cell office:value-type="float" office:value="77334" calcext:value-type="float">
            <text:p>77334</text:p>
          </table:table-cell>
          <table:table-cell table:number-columns-repeated="9"/>
          <table:table-cell office:value-type="float" office:value="1300" calcext:value-type="float">
            <text:p>1300</text:p>
          </table:table-cell>
          <table:table-cell office:value-type="float" office:value="77334" calcext:value-type="float">
            <text:p>7733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75220" calcext:value-type="float">
            <text:p>975220</text:p>
          </table:table-cell>
          <table:table-cell office:value-type="float" office:value="980699" calcext:value-type="float">
            <text:p>980699</text:p>
          </table:table-cell>
          <table:table-cell office:value-type="float" office:value="85617" calcext:value-type="float">
            <text:p>85617</text:p>
          </table:table-cell>
          <table:table-cell table:number-columns-repeated="9"/>
          <table:table-cell office:value-type="float" office:value="1400" calcext:value-type="float">
            <text:p>1400</text:p>
          </table:table-cell>
          <table:table-cell office:value-type="float" office:value="85617" calcext:value-type="float">
            <text:p>8561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12444" calcext:value-type="float">
            <text:p>1112444</text:p>
          </table:table-cell>
          <table:table-cell office:value-type="float" office:value="1125749" calcext:value-type="float">
            <text:p>1125749</text:p>
          </table:table-cell>
          <table:table-cell office:value-type="float" office:value="95217" calcext:value-type="float">
            <text:p>95217</text:p>
          </table:table-cell>
          <table:table-cell table:number-columns-repeated="9"/>
          <table:table-cell office:value-type="float" office:value="1500" calcext:value-type="float">
            <text:p>1500</text:p>
          </table:table-cell>
          <table:table-cell office:value-type="float" office:value="95217" calcext:value-type="float">
            <text:p>9521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80030" calcext:value-type="float">
            <text:p>1280030</text:p>
          </table:table-cell>
          <table:table-cell office:value-type="float" office:value="1280799" calcext:value-type="float">
            <text:p>1280799</text:p>
          </table:table-cell>
          <table:table-cell office:value-type="float" office:value="103476" calcext:value-type="float">
            <text:p>103476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office:value-type="float" office:value="103476" calcext:value-type="float">
            <text:p>10347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44312" calcext:value-type="float">
            <text:p>1444312</text:p>
          </table:table-cell>
          <table:table-cell office:value-type="float" office:value="1445849" calcext:value-type="float">
            <text:p>1445849</text:p>
          </table:table-cell>
          <table:table-cell office:value-type="float" office:value="109084" calcext:value-type="float">
            <text:p>109084</text:p>
          </table:table-cell>
          <table:table-cell table:number-columns-repeated="9"/>
          <table:table-cell office:value-type="float" office:value="1700" calcext:value-type="float">
            <text:p>1700</text:p>
          </table:table-cell>
          <table:table-cell office:value-type="float" office:value="109084" calcext:value-type="float">
            <text:p>10908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05094" calcext:value-type="float">
            <text:p>1605094</text:p>
          </table:table-cell>
          <table:table-cell office:value-type="float" office:value="1620899" calcext:value-type="float">
            <text:p>1620899</text:p>
          </table:table-cell>
          <table:table-cell office:value-type="float" office:value="116498" calcext:value-type="float">
            <text:p>116498</text:p>
          </table:table-cell>
          <table:table-cell table:number-columns-repeated="9"/>
          <table:table-cell office:value-type="float" office:value="1800" calcext:value-type="float">
            <text:p>1800</text:p>
          </table:table-cell>
          <table:table-cell office:value-type="float" office:value="116498" calcext:value-type="float">
            <text:p>11649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88107" calcext:value-type="float">
            <text:p>1788107</text:p>
          </table:table-cell>
          <table:table-cell office:value-type="float" office:value="1805949" calcext:value-type="float">
            <text:p>1805949</text:p>
          </table:table-cell>
          <table:table-cell office:value-type="float" office:value="127452" calcext:value-type="float">
            <text:p>127452</text:p>
          </table:table-cell>
          <table:table-cell table:number-columns-repeated="9"/>
          <table:table-cell office:value-type="float" office:value="1900" calcext:value-type="float">
            <text:p>1900</text:p>
          </table:table-cell>
          <table:table-cell office:value-type="float" office:value="127452" calcext:value-type="float">
            <text:p>1274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7308" calcext:value-type="float">
            <text:p>1987308</text:p>
          </table:table-cell>
          <table:table-cell office:value-type="float" office:value="2000999" calcext:value-type="float">
            <text:p>2000999</text:p>
          </table:table-cell>
          <table:table-cell office:value-type="float" office:value="134765" calcext:value-type="float">
            <text:p>134765</text:p>
          </table:table-cell>
          <table:table-cell table:number-columns-repeated="9"/>
          <table:table-cell office:value-type="float" office:value="2000" calcext:value-type="float">
            <text:p>2000</text:p>
          </table:table-cell>
          <table:table-cell office:value-type="float" office:value="134765" calcext:value-type="float">
            <text:p>13476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177805" calcext:value-type="float">
            <text:p>2177805</text:p>
          </table:table-cell>
          <table:table-cell office:value-type="float" office:value="2206049" calcext:value-type="float">
            <text:p>2206049</text:p>
          </table:table-cell>
          <table:table-cell office:value-type="float" office:value="145509" calcext:value-type="float">
            <text:p>145509</text:p>
          </table:table-cell>
          <table:table-cell table:number-columns-repeated="9"/>
          <table:table-cell office:value-type="float" office:value="2100" calcext:value-type="float">
            <text:p>2100</text:p>
          </table:table-cell>
          <table:table-cell office:value-type="float" office:value="145509" calcext:value-type="float">
            <text:p>14550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378525" calcext:value-type="float">
            <text:p>2378525</text:p>
          </table:table-cell>
          <table:table-cell office:value-type="float" office:value="2421099" calcext:value-type="float">
            <text:p>2421099</text:p>
          </table:table-cell>
          <table:table-cell office:value-type="float" office:value="152542" calcext:value-type="float">
            <text:p>152542</text:p>
          </table:table-cell>
          <table:table-cell table:number-columns-repeated="9"/>
          <table:table-cell office:value-type="float" office:value="2200" calcext:value-type="float">
            <text:p>2200</text:p>
          </table:table-cell>
          <table:table-cell office:value-type="float" office:value="152542" calcext:value-type="float">
            <text:p>15254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633253" calcext:value-type="float">
            <text:p>2633253</text:p>
          </table:table-cell>
          <table:table-cell office:value-type="float" office:value="2646149" calcext:value-type="float">
            <text:p>2646149</text:p>
          </table:table-cell>
          <table:table-cell office:value-type="float" office:value="158815" calcext:value-type="float">
            <text:p>158815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158815" calcext:value-type="float">
            <text:p>15881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856816" calcext:value-type="float">
            <text:p>2856816</text:p>
          </table:table-cell>
          <table:table-cell office:value-type="float" office:value="2881199" calcext:value-type="float">
            <text:p>2881199</text:p>
          </table:table-cell>
          <table:table-cell office:value-type="float" office:value="167380" calcext:value-type="float">
            <text:p>167380</text:p>
          </table:table-cell>
          <table:table-cell table:number-columns-repeated="9"/>
          <table:table-cell office:value-type="float" office:value="2400" calcext:value-type="float">
            <text:p>2400</text:p>
          </table:table-cell>
          <table:table-cell office:value-type="float" office:value="167380" calcext:value-type="float">
            <text:p>16738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82676" calcext:value-type="float">
            <text:p>3082676</text:p>
          </table:table-cell>
          <table:table-cell office:value-type="float" office:value="3126249" calcext:value-type="float">
            <text:p>3126249</text:p>
          </table:table-cell>
          <table:table-cell office:value-type="float" office:value="175957" calcext:value-type="float">
            <text:p>175957</text:p>
          </table:table-cell>
          <table:table-cell table:number-columns-repeated="9"/>
          <table:table-cell office:value-type="float" office:value="2500" calcext:value-type="float">
            <text:p>2500</text:p>
          </table:table-cell>
          <table:table-cell office:value-type="float" office:value="175957" calcext:value-type="float">
            <text:p>17595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339078" calcext:value-type="float">
            <text:p>3339078</text:p>
          </table:table-cell>
          <table:table-cell office:value-type="float" office:value="3381299" calcext:value-type="float">
            <text:p>3381299</text:p>
          </table:table-cell>
          <table:table-cell office:value-type="float" office:value="191270" calcext:value-type="float">
            <text:p>191270</text:p>
          </table:table-cell>
          <table:table-cell table:number-columns-repeated="9"/>
          <table:table-cell office:value-type="float" office:value="2600" calcext:value-type="float">
            <text:p>2600</text:p>
          </table:table-cell>
          <table:table-cell office:value-type="float" office:value="191270" calcext:value-type="float">
            <text:p>19127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605740" calcext:value-type="float">
            <text:p>3605740</text:p>
          </table:table-cell>
          <table:table-cell office:value-type="float" office:value="3646349" calcext:value-type="float">
            <text:p>3646349</text:p>
          </table:table-cell>
          <table:table-cell office:value-type="float" office:value="192726" calcext:value-type="float">
            <text:p>192726</text:p>
          </table:table-cell>
          <table:table-cell table:number-columns-repeated="9"/>
          <table:table-cell office:value-type="float" office:value="2700" calcext:value-type="float">
            <text:p>2700</text:p>
          </table:table-cell>
          <table:table-cell office:value-type="float" office:value="192726" calcext:value-type="float">
            <text:p>19272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854853" calcext:value-type="float">
            <text:p>3854853</text:p>
          </table:table-cell>
          <table:table-cell office:value-type="float" office:value="3921399" calcext:value-type="float">
            <text:p>3921399</text:p>
          </table:table-cell>
          <table:table-cell office:value-type="float" office:value="200967" calcext:value-type="float">
            <text:p>200967</text:p>
          </table:table-cell>
          <table:table-cell table:number-columns-repeated="9"/>
          <table:table-cell office:value-type="float" office:value="2800" calcext:value-type="float">
            <text:p>2800</text:p>
          </table:table-cell>
          <table:table-cell office:value-type="float" office:value="200967" calcext:value-type="float">
            <text:p>20096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173223" calcext:value-type="float">
            <text:p>4173223</text:p>
          </table:table-cell>
          <table:table-cell office:value-type="float" office:value="4206449" calcext:value-type="float">
            <text:p>4206449</text:p>
          </table:table-cell>
          <table:table-cell office:value-type="float" office:value="214822" calcext:value-type="float">
            <text:p>214822</text:p>
          </table:table-cell>
          <table:table-cell table:number-columns-repeated="9"/>
          <table:table-cell office:value-type="float" office:value="2900" calcext:value-type="float">
            <text:p>2900</text:p>
          </table:table-cell>
          <table:table-cell office:value-type="float" office:value="214822" calcext:value-type="float">
            <text:p>21482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467901" calcext:value-type="float">
            <text:p>4467901</text:p>
          </table:table-cell>
          <table:table-cell office:value-type="float" office:value="4501499" calcext:value-type="float">
            <text:p>4501499</text:p>
          </table:table-cell>
          <table:table-cell office:value-type="float" office:value="223095" calcext:value-type="float">
            <text:p>223095</text:p>
          </table:table-cell>
          <table:table-cell table:number-columns-repeated="9"/>
          <table:table-cell office:value-type="float" office:value="3000" calcext:value-type="float">
            <text:p>3000</text:p>
          </table:table-cell>
          <table:table-cell office:value-type="float" office:value="223095" calcext:value-type="float">
            <text:p>2230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39007" calcext:value-type="float">
            <text:p>4739007</text:p>
          </table:table-cell>
          <table:table-cell office:value-type="float" office:value="4806549" calcext:value-type="float">
            <text:p>4806549</text:p>
          </table:table-cell>
          <table:table-cell office:value-type="float" office:value="222355" calcext:value-type="float">
            <text:p>222355</text:p>
          </table:table-cell>
          <table:table-cell table:number-columns-repeated="9"/>
          <table:table-cell office:value-type="float" office:value="3100" calcext:value-type="float">
            <text:p>3100</text:p>
          </table:table-cell>
          <table:table-cell office:value-type="float" office:value="222355" calcext:value-type="float">
            <text:p>22235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042923" calcext:value-type="float">
            <text:p>5042923</text:p>
          </table:table-cell>
          <table:table-cell office:value-type="float" office:value="5121599" calcext:value-type="float">
            <text:p>5121599</text:p>
          </table:table-cell>
          <table:table-cell office:value-type="float" office:value="233619" calcext:value-type="float">
            <text:p>233619</text:p>
          </table:table-cell>
          <table:table-cell table:number-columns-repeated="9"/>
          <table:table-cell office:value-type="float" office:value="3200" calcext:value-type="float">
            <text:p>3200</text:p>
          </table:table-cell>
          <table:table-cell office:value-type="float" office:value="233619" calcext:value-type="float">
            <text:p>233619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360132" calcext:value-type="float">
            <text:p>5360132</text:p>
          </table:table-cell>
          <table:table-cell office:value-type="float" office:value="5446649" calcext:value-type="float">
            <text:p>5446649</text:p>
          </table:table-cell>
          <table:table-cell office:value-type="float" office:value="246040" calcext:value-type="float">
            <text:p>246040</text:p>
          </table:table-cell>
          <table:table-cell table:number-columns-repeated="9"/>
          <table:table-cell office:value-type="float" office:value="3300" calcext:value-type="float">
            <text:p>3300</text:p>
          </table:table-cell>
          <table:table-cell office:value-type="float" office:value="246040" calcext:value-type="float">
            <text:p>24604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686689" calcext:value-type="float">
            <text:p>5686689</text:p>
          </table:table-cell>
          <table:table-cell office:value-type="float" office:value="5781699" calcext:value-type="float">
            <text:p>5781699</text:p>
          </table:table-cell>
          <table:table-cell office:value-type="float" office:value="256478" calcext:value-type="float">
            <text:p>256478</text:p>
          </table:table-cell>
          <table:table-cell table:number-columns-repeated="9"/>
          <table:table-cell office:value-type="float" office:value="3400" calcext:value-type="float">
            <text:p>3400</text:p>
          </table:table-cell>
          <table:table-cell office:value-type="float" office:value="256478" calcext:value-type="float">
            <text:p>25647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090909" calcext:value-type="float">
            <text:p>6090909</text:p>
          </table:table-cell>
          <table:table-cell office:value-type="float" office:value="6126749" calcext:value-type="float">
            <text:p>6126749</text:p>
          </table:table-cell>
          <table:table-cell office:value-type="float" office:value="267802" calcext:value-type="float">
            <text:p>267802</text:p>
          </table:table-cell>
          <table:table-cell table:number-columns-repeated="9"/>
          <table:table-cell office:value-type="float" office:value="3500" calcext:value-type="float">
            <text:p>3500</text:p>
          </table:table-cell>
          <table:table-cell office:value-type="float" office:value="267802" calcext:value-type="float">
            <text:p>26780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414959" calcext:value-type="float">
            <text:p>6414959</text:p>
          </table:table-cell>
          <table:table-cell office:value-type="float" office:value="6481799" calcext:value-type="float">
            <text:p>6481799</text:p>
          </table:table-cell>
          <table:table-cell office:value-type="float" office:value="278065" calcext:value-type="float">
            <text:p>278065</text:p>
          </table:table-cell>
          <table:table-cell table:number-columns-repeated="9"/>
          <table:table-cell office:value-type="float" office:value="3600" calcext:value-type="float">
            <text:p>3600</text:p>
          </table:table-cell>
          <table:table-cell office:value-type="float" office:value="278065" calcext:value-type="float">
            <text:p>27806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750740" calcext:value-type="float">
            <text:p>6750740</text:p>
          </table:table-cell>
          <table:table-cell office:value-type="float" office:value="6846849" calcext:value-type="float">
            <text:p>6846849</text:p>
          </table:table-cell>
          <table:table-cell office:value-type="float" office:value="278509" calcext:value-type="float">
            <text:p>278509</text:p>
          </table:table-cell>
          <table:table-cell table:number-columns-repeated="9"/>
          <table:table-cell office:value-type="float" office:value="3700" calcext:value-type="float">
            <text:p>3700</text:p>
          </table:table-cell>
          <table:table-cell office:value-type="float" office:value="278509" calcext:value-type="float">
            <text:p>27850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092551" calcext:value-type="float">
            <text:p>7092551</text:p>
          </table:table-cell>
          <table:table-cell office:value-type="float" office:value="7221899" calcext:value-type="float">
            <text:p>7221899</text:p>
          </table:table-cell>
          <table:table-cell office:value-type="float" office:value="285768" calcext:value-type="float">
            <text:p>285768</text:p>
          </table:table-cell>
          <table:table-cell table:number-columns-repeated="9"/>
          <table:table-cell office:value-type="float" office:value="3800" calcext:value-type="float">
            <text:p>3800</text:p>
          </table:table-cell>
          <table:table-cell office:value-type="float" office:value="285768" calcext:value-type="float">
            <text:p>28576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489475" calcext:value-type="float">
            <text:p>7489475</text:p>
          </table:table-cell>
          <table:table-cell office:value-type="float" office:value="7606949" calcext:value-type="float">
            <text:p>7606949</text:p>
          </table:table-cell>
          <table:table-cell office:value-type="float" office:value="306224" calcext:value-type="float">
            <text:p>306224</text:p>
          </table:table-cell>
          <table:table-cell table:number-columns-repeated="9"/>
          <table:table-cell office:value-type="float" office:value="3900" calcext:value-type="float">
            <text:p>3900</text:p>
          </table:table-cell>
          <table:table-cell office:value-type="float" office:value="306224" calcext:value-type="float">
            <text:p>3062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950832" calcext:value-type="float">
            <text:p>7950832</text:p>
          </table:table-cell>
          <table:table-cell office:value-type="float" office:value="8001999" calcext:value-type="float">
            <text:p>8001999</text:p>
          </table:table-cell>
          <table:table-cell office:value-type="float" office:value="316936" calcext:value-type="float">
            <text:p>31693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office:value-type="float" office:value="316936" calcext:value-type="float">
            <text:p>316936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310657" calcext:value-type="float">
            <text:p>8310657</text:p>
          </table:table-cell>
          <table:table-cell office:value-type="float" office:value="8407049" calcext:value-type="float">
            <text:p>8407049</text:p>
          </table:table-cell>
          <table:table-cell office:value-type="float" office:value="321370" calcext:value-type="float">
            <text:p>321370</text:p>
          </table:table-cell>
          <table:table-cell table:number-columns-repeated="9"/>
          <table:table-cell office:value-type="float" office:value="4100" calcext:value-type="float">
            <text:p>4100</text:p>
          </table:table-cell>
          <table:table-cell office:value-type="float" office:value="321370" calcext:value-type="float">
            <text:p>32137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726634" calcext:value-type="float">
            <text:p>8726634</text:p>
          </table:table-cell>
          <table:table-cell office:value-type="float" office:value="8822099" calcext:value-type="float">
            <text:p>8822099</text:p>
          </table:table-cell>
          <table:table-cell office:value-type="float" office:value="328924" calcext:value-type="float">
            <text:p>328924</text:p>
          </table:table-cell>
          <table:table-cell table:number-columns-repeated="9"/>
          <table:table-cell office:value-type="float" office:value="4200" calcext:value-type="float">
            <text:p>4200</text:p>
          </table:table-cell>
          <table:table-cell office:value-type="float" office:value="328924" calcext:value-type="float">
            <text:p>32892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165849" calcext:value-type="float">
            <text:p>9165849</text:p>
          </table:table-cell>
          <table:table-cell office:value-type="float" office:value="9247149" calcext:value-type="float">
            <text:p>9247149</text:p>
          </table:table-cell>
          <table:table-cell office:value-type="float" office:value="334368" calcext:value-type="float">
            <text:p>334368</text:p>
          </table:table-cell>
          <table:table-cell table:number-columns-repeated="9"/>
          <table:table-cell office:value-type="float" office:value="4300" calcext:value-type="float">
            <text:p>4300</text:p>
          </table:table-cell>
          <table:table-cell office:value-type="float" office:value="334368" calcext:value-type="float">
            <text:p>33436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588282" calcext:value-type="float">
            <text:p>9588282</text:p>
          </table:table-cell>
          <table:table-cell office:value-type="float" office:value="9682199" calcext:value-type="float">
            <text:p>9682199</text:p>
          </table:table-cell>
          <table:table-cell office:value-type="float" office:value="347662" calcext:value-type="float">
            <text:p>347662</text:p>
          </table:table-cell>
          <table:table-cell table:number-columns-repeated="9"/>
          <table:table-cell office:value-type="float" office:value="4400" calcext:value-type="float">
            <text:p>4400</text:p>
          </table:table-cell>
          <table:table-cell office:value-type="float" office:value="347662" calcext:value-type="float">
            <text:p>34766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9996740" calcext:value-type="float">
            <text:p>9996740</text:p>
          </table:table-cell>
          <table:table-cell office:value-type="float" office:value="10127249" calcext:value-type="float">
            <text:p>10127249</text:p>
          </table:table-cell>
          <table:table-cell office:value-type="float" office:value="348514" calcext:value-type="float">
            <text:p>348514</text:p>
          </table:table-cell>
          <table:table-cell table:number-columns-repeated="9"/>
          <table:table-cell office:value-type="float" office:value="4500" calcext:value-type="float">
            <text:p>4500</text:p>
          </table:table-cell>
          <table:table-cell office:value-type="float" office:value="348514" calcext:value-type="float">
            <text:p>34851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472351" calcext:value-type="float">
            <text:p>10472351</text:p>
          </table:table-cell>
          <table:table-cell office:value-type="float" office:value="10582299" calcext:value-type="float">
            <text:p>10582299</text:p>
          </table:table-cell>
          <table:table-cell office:value-type="float" office:value="360040" calcext:value-type="float">
            <text:p>360040</text:p>
          </table:table-cell>
          <table:table-cell table:number-columns-repeated="9"/>
          <table:table-cell office:value-type="float" office:value="4600" calcext:value-type="float">
            <text:p>4600</text:p>
          </table:table-cell>
          <table:table-cell office:value-type="float" office:value="360040" calcext:value-type="float">
            <text:p>36004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0954272" calcext:value-type="float">
            <text:p>10954272</text:p>
          </table:table-cell>
          <table:table-cell office:value-type="float" office:value="11047349" calcext:value-type="float">
            <text:p>11047349</text:p>
          </table:table-cell>
          <table:table-cell office:value-type="float" office:value="374132" calcext:value-type="float">
            <text:p>374132</text:p>
          </table:table-cell>
          <table:table-cell table:number-columns-repeated="9"/>
          <table:table-cell office:value-type="float" office:value="4700" calcext:value-type="float">
            <text:p>4700</text:p>
          </table:table-cell>
          <table:table-cell office:value-type="float" office:value="374132" calcext:value-type="float">
            <text:p>374132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1554353" calcext:value-type="float">
            <text:p>11554353</text:p>
          </table:table-cell>
          <table:table-cell office:value-type="float" office:value="11522399" calcext:value-type="float">
            <text:p>11522399</text:p>
          </table:table-cell>
          <table:table-cell office:value-type="float" office:value="387217" calcext:value-type="float">
            <text:p>387217</text:p>
          </table:table-cell>
          <table:table-cell table:number-columns-repeated="9"/>
          <table:table-cell office:value-type="float" office:value="4800" calcext:value-type="float">
            <text:p>4800</text:p>
          </table:table-cell>
          <table:table-cell office:value-type="float" office:value="387217" calcext:value-type="float">
            <text:p>387217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1926134" calcext:value-type="float">
            <text:p>11926134</text:p>
          </table:table-cell>
          <table:table-cell office:value-type="float" office:value="12007449" calcext:value-type="float">
            <text:p>12007449</text:p>
          </table:table-cell>
          <table:table-cell office:value-type="float" office:value="394195" calcext:value-type="float">
            <text:p>394195</text:p>
          </table:table-cell>
          <table:table-cell table:number-columns-repeated="9"/>
          <table:table-cell office:value-type="float" office:value="4900" calcext:value-type="float">
            <text:p>4900</text:p>
          </table:table-cell>
          <table:table-cell office:value-type="float" office:value="394195" calcext:value-type="float">
            <text:p>39419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445115" calcext:value-type="float">
            <text:p>12445115</text:p>
          </table:table-cell>
          <table:table-cell office:value-type="float" office:value="12502499" calcext:value-type="float">
            <text:p>12502499</text:p>
          </table:table-cell>
          <table:table-cell office:value-type="float" office:value="402627" calcext:value-type="float">
            <text:p>402627</text:p>
          </table:table-cell>
          <table:table-cell table:number-columns-repeated="9"/>
          <table:table-cell office:value-type="float" office:value="5000" calcext:value-type="float">
            <text:p>5000</text:p>
          </table:table-cell>
          <table:table-cell office:value-type="float" office:value="402627" calcext:value-type="float">
            <text:p>40262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2854804" calcext:value-type="float">
            <text:p>12854804</text:p>
          </table:table-cell>
          <table:table-cell office:value-type="float" office:value="13007549" calcext:value-type="float">
            <text:p>13007549</text:p>
          </table:table-cell>
          <table:table-cell office:value-type="float" office:value="410329" calcext:value-type="float">
            <text:p>410329</text:p>
          </table:table-cell>
          <table:table-cell table:number-columns-repeated="9"/>
          <table:table-cell office:value-type="float" office:value="5100" calcext:value-type="float">
            <text:p>5100</text:p>
          </table:table-cell>
          <table:table-cell office:value-type="float" office:value="410329" calcext:value-type="float">
            <text:p>410329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3418209" calcext:value-type="float">
            <text:p>13418209</text:p>
          </table:table-cell>
          <table:table-cell office:value-type="float" office:value="13522599" calcext:value-type="float">
            <text:p>13522599</text:p>
          </table:table-cell>
          <table:table-cell office:value-type="float" office:value="421387" calcext:value-type="float">
            <text:p>421387</text:p>
          </table:table-cell>
          <table:table-cell table:number-columns-repeated="9"/>
          <table:table-cell office:value-type="float" office:value="5200" calcext:value-type="float">
            <text:p>5200</text:p>
          </table:table-cell>
          <table:table-cell office:value-type="float" office:value="421387" calcext:value-type="float">
            <text:p>421387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3829321" calcext:value-type="float">
            <text:p>13829321</text:p>
          </table:table-cell>
          <table:table-cell office:value-type="float" office:value="14047649" calcext:value-type="float">
            <text:p>14047649</text:p>
          </table:table-cell>
          <table:table-cell office:value-type="float" office:value="423061" calcext:value-type="float">
            <text:p>423061</text:p>
          </table:table-cell>
          <table:table-cell table:number-columns-repeated="9"/>
          <table:table-cell office:value-type="float" office:value="5300" calcext:value-type="float">
            <text:p>5300</text:p>
          </table:table-cell>
          <table:table-cell office:value-type="float" office:value="423061" calcext:value-type="float">
            <text:p>423061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4383172" calcext:value-type="float">
            <text:p>14383172</text:p>
          </table:table-cell>
          <table:table-cell office:value-type="float" office:value="14582699" calcext:value-type="float">
            <text:p>14582699</text:p>
          </table:table-cell>
          <table:table-cell office:value-type="float" office:value="447731" calcext:value-type="float">
            <text:p>447731</text:p>
          </table:table-cell>
          <table:table-cell table:number-columns-repeated="9"/>
          <table:table-cell office:value-type="float" office:value="5400" calcext:value-type="float">
            <text:p>5400</text:p>
          </table:table-cell>
          <table:table-cell office:value-type="float" office:value="447731" calcext:value-type="float">
            <text:p>44773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4976115" calcext:value-type="float">
            <text:p>14976115</text:p>
          </table:table-cell>
          <table:table-cell office:value-type="float" office:value="15127749" calcext:value-type="float">
            <text:p>15127749</text:p>
          </table:table-cell>
          <table:table-cell office:value-type="float" office:value="459926" calcext:value-type="float">
            <text:p>459926</text:p>
          </table:table-cell>
          <table:table-cell table:number-columns-repeated="9"/>
          <table:table-cell office:value-type="float" office:value="5500" calcext:value-type="float">
            <text:p>5500</text:p>
          </table:table-cell>
          <table:table-cell office:value-type="float" office:value="459926" calcext:value-type="float">
            <text:p>45992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5472004" calcext:value-type="float">
            <text:p>15472004</text:p>
          </table:table-cell>
          <table:table-cell office:value-type="float" office:value="15682799" calcext:value-type="float">
            <text:p>15682799</text:p>
          </table:table-cell>
          <table:table-cell office:value-type="float" office:value="472187" calcext:value-type="float">
            <text:p>472187</text:p>
          </table:table-cell>
          <table:table-cell table:number-columns-repeated="9"/>
          <table:table-cell office:value-type="float" office:value="5600" calcext:value-type="float">
            <text:p>5600</text:p>
          </table:table-cell>
          <table:table-cell office:value-type="float" office:value="472187" calcext:value-type="float">
            <text:p>472187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6151677" calcext:value-type="float">
            <text:p>16151677</text:p>
          </table:table-cell>
          <table:table-cell office:value-type="float" office:value="16247849" calcext:value-type="float">
            <text:p>16247849</text:p>
          </table:table-cell>
          <table:table-cell office:value-type="float" office:value="477860" calcext:value-type="float">
            <text:p>477860</text:p>
          </table:table-cell>
          <table:table-cell table:number-columns-repeated="9"/>
          <table:table-cell office:value-type="float" office:value="5700" calcext:value-type="float">
            <text:p>5700</text:p>
          </table:table-cell>
          <table:table-cell office:value-type="float" office:value="477860" calcext:value-type="float">
            <text:p>477860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6623734" calcext:value-type="float">
            <text:p>16623734</text:p>
          </table:table-cell>
          <table:table-cell office:value-type="float" office:value="16822899" calcext:value-type="float">
            <text:p>16822899</text:p>
          </table:table-cell>
          <table:table-cell office:value-type="float" office:value="478446" calcext:value-type="float">
            <text:p>478446</text:p>
          </table:table-cell>
          <table:table-cell table:number-columns-repeated="9"/>
          <table:table-cell office:value-type="float" office:value="5800" calcext:value-type="float">
            <text:p>5800</text:p>
          </table:table-cell>
          <table:table-cell office:value-type="float" office:value="478446" calcext:value-type="float">
            <text:p>47844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7317502" calcext:value-type="float">
            <text:p>17317502</text:p>
          </table:table-cell>
          <table:table-cell office:value-type="float" office:value="17407949" calcext:value-type="float">
            <text:p>17407949</text:p>
          </table:table-cell>
          <table:table-cell office:value-type="float" office:value="481567" calcext:value-type="float">
            <text:p>481567</text:p>
          </table:table-cell>
          <table:table-cell table:number-columns-repeated="9"/>
          <table:table-cell office:value-type="float" office:value="5900" calcext:value-type="float">
            <text:p>5900</text:p>
          </table:table-cell>
          <table:table-cell office:value-type="float" office:value="481567" calcext:value-type="float">
            <text:p>48156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7839482" calcext:value-type="float">
            <text:p>17839482</text:p>
          </table:table-cell>
          <table:table-cell office:value-type="float" office:value="18002999" calcext:value-type="float">
            <text:p>18002999</text:p>
          </table:table-cell>
          <table:table-cell office:value-type="float" office:value="497757" calcext:value-type="float">
            <text:p>497757</text:p>
          </table:table-cell>
          <table:table-cell table:number-columns-repeated="9"/>
          <table:table-cell office:value-type="float" office:value="6000" calcext:value-type="float">
            <text:p>6000</text:p>
          </table:table-cell>
          <table:table-cell office:value-type="float" office:value="497757" calcext:value-type="float">
            <text:p>497757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8465276" calcext:value-type="float">
            <text:p>18465276</text:p>
          </table:table-cell>
          <table:table-cell office:value-type="float" office:value="18608049" calcext:value-type="float">
            <text:p>18608049</text:p>
          </table:table-cell>
          <table:table-cell office:value-type="float" office:value="511116" calcext:value-type="float">
            <text:p>511116</text:p>
          </table:table-cell>
          <table:table-cell table:number-columns-repeated="9"/>
          <table:table-cell office:value-type="float" office:value="6100" calcext:value-type="float">
            <text:p>6100</text:p>
          </table:table-cell>
          <table:table-cell office:value-type="float" office:value="511116" calcext:value-type="float">
            <text:p>511116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9148790" calcext:value-type="float">
            <text:p>19148790</text:p>
          </table:table-cell>
          <table:table-cell office:value-type="float" office:value="19223099" calcext:value-type="float">
            <text:p>19223099</text:p>
          </table:table-cell>
          <table:table-cell office:value-type="float" office:value="522686" calcext:value-type="float">
            <text:p>522686</text:p>
          </table:table-cell>
          <table:table-cell table:number-columns-repeated="9"/>
          <table:table-cell office:value-type="float" office:value="6200" calcext:value-type="float">
            <text:p>6200</text:p>
          </table:table-cell>
          <table:table-cell office:value-type="float" office:value="522686" calcext:value-type="float">
            <text:p>522686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9615455" calcext:value-type="float">
            <text:p>19615455</text:p>
          </table:table-cell>
          <table:table-cell office:value-type="float" office:value="19848149" calcext:value-type="float">
            <text:p>19848149</text:p>
          </table:table-cell>
          <table:table-cell office:value-type="float" office:value="530872" calcext:value-type="float">
            <text:p>530872</text:p>
          </table:table-cell>
          <table:table-cell table:number-columns-repeated="9"/>
          <table:table-cell office:value-type="float" office:value="6300" calcext:value-type="float">
            <text:p>6300</text:p>
          </table:table-cell>
          <table:table-cell office:value-type="float" office:value="530872" calcext:value-type="float">
            <text:p>53087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0263373" calcext:value-type="float">
            <text:p>20263373</text:p>
          </table:table-cell>
          <table:table-cell office:value-type="float" office:value="20483199" calcext:value-type="float">
            <text:p>20483199</text:p>
          </table:table-cell>
          <table:table-cell office:value-type="float" office:value="529823" calcext:value-type="float">
            <text:p>529823</text:p>
          </table:table-cell>
          <table:table-cell table:number-columns-repeated="9"/>
          <table:table-cell office:value-type="float" office:value="6400" calcext:value-type="float">
            <text:p>6400</text:p>
          </table:table-cell>
          <table:table-cell office:value-type="float" office:value="529823" calcext:value-type="float">
            <text:p>529823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0939573" calcext:value-type="float">
            <text:p>20939573</text:p>
          </table:table-cell>
          <table:table-cell office:value-type="float" office:value="21128249" calcext:value-type="float">
            <text:p>21128249</text:p>
          </table:table-cell>
          <table:table-cell office:value-type="float" office:value="543410" calcext:value-type="float">
            <text:p>543410</text:p>
          </table:table-cell>
          <table:table-cell table:number-columns-repeated="9"/>
          <table:table-cell office:value-type="float" office:value="6500" calcext:value-type="float">
            <text:p>6500</text:p>
          </table:table-cell>
          <table:table-cell office:value-type="float" office:value="543410" calcext:value-type="float">
            <text:p>543410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1553666" calcext:value-type="float">
            <text:p>21553666</text:p>
          </table:table-cell>
          <table:table-cell office:value-type="float" office:value="21783299" calcext:value-type="float">
            <text:p>21783299</text:p>
          </table:table-cell>
          <table:table-cell office:value-type="float" office:value="567700" calcext:value-type="float">
            <text:p>567700</text:p>
          </table:table-cell>
          <table:table-cell table:number-columns-repeated="9"/>
          <table:table-cell office:value-type="float" office:value="6600" calcext:value-type="float">
            <text:p>6600</text:p>
          </table:table-cell>
          <table:table-cell office:value-type="float" office:value="567700" calcext:value-type="float">
            <text:p>567700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2270238" calcext:value-type="float">
            <text:p>22270238</text:p>
          </table:table-cell>
          <table:table-cell office:value-type="float" office:value="22448349" calcext:value-type="float">
            <text:p>22448349</text:p>
          </table:table-cell>
          <table:table-cell office:value-type="float" office:value="577578" calcext:value-type="float">
            <text:p>577578</text:p>
          </table:table-cell>
          <table:table-cell table:number-columns-repeated="9"/>
          <table:table-cell office:value-type="float" office:value="6700" calcext:value-type="float">
            <text:p>6700</text:p>
          </table:table-cell>
          <table:table-cell office:value-type="float" office:value="577578" calcext:value-type="float">
            <text:p>577578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2894246" calcext:value-type="float">
            <text:p>22894246</text:p>
          </table:table-cell>
          <table:table-cell office:value-type="float" office:value="23123399" calcext:value-type="float">
            <text:p>23123399</text:p>
          </table:table-cell>
          <table:table-cell office:value-type="float" office:value="582272" calcext:value-type="float">
            <text:p>582272</text:p>
          </table:table-cell>
          <table:table-cell table:number-columns-repeated="9"/>
          <table:table-cell office:value-type="float" office:value="6800" calcext:value-type="float">
            <text:p>6800</text:p>
          </table:table-cell>
          <table:table-cell office:value-type="float" office:value="582272" calcext:value-type="float">
            <text:p>582272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3532266" calcext:value-type="float">
            <text:p>23532266</text:p>
          </table:table-cell>
          <table:table-cell office:value-type="float" office:value="23808449" calcext:value-type="float">
            <text:p>23808449</text:p>
          </table:table-cell>
          <table:table-cell office:value-type="float" office:value="591775" calcext:value-type="float">
            <text:p>591775</text:p>
          </table:table-cell>
          <table:table-cell table:number-columns-repeated="9"/>
          <table:table-cell office:value-type="float" office:value="6900" calcext:value-type="float">
            <text:p>6900</text:p>
          </table:table-cell>
          <table:table-cell office:value-type="float" office:value="591775" calcext:value-type="float">
            <text:p>59177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4226563" calcext:value-type="float">
            <text:p>24226563</text:p>
          </table:table-cell>
          <table:table-cell office:value-type="float" office:value="24503499" calcext:value-type="float">
            <text:p>24503499</text:p>
          </table:table-cell>
          <table:table-cell office:value-type="float" office:value="593346" calcext:value-type="float">
            <text:p>593346</text:p>
          </table:table-cell>
          <table:table-cell table:number-columns-repeated="9"/>
          <table:table-cell office:value-type="float" office:value="7000" calcext:value-type="float">
            <text:p>7000</text:p>
          </table:table-cell>
          <table:table-cell office:value-type="float" office:value="593346" calcext:value-type="float">
            <text:p>593346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5162298" calcext:value-type="float">
            <text:p>25162298</text:p>
          </table:table-cell>
          <table:table-cell office:value-type="float" office:value="25208549" calcext:value-type="float">
            <text:p>25208549</text:p>
          </table:table-cell>
          <table:table-cell office:value-type="float" office:value="602721" calcext:value-type="float">
            <text:p>602721</text:p>
          </table:table-cell>
          <table:table-cell table:number-columns-repeated="9"/>
          <table:table-cell office:value-type="float" office:value="7100" calcext:value-type="float">
            <text:p>7100</text:p>
          </table:table-cell>
          <table:table-cell office:value-type="float" office:value="602721" calcext:value-type="float">
            <text:p>602721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5842725" calcext:value-type="float">
            <text:p>25842725</text:p>
          </table:table-cell>
          <table:table-cell office:value-type="float" office:value="25923599" calcext:value-type="float">
            <text:p>25923599</text:p>
          </table:table-cell>
          <table:table-cell office:value-type="float" office:value="605190" calcext:value-type="float">
            <text:p>605190</text:p>
          </table:table-cell>
          <table:table-cell table:number-columns-repeated="9"/>
          <table:table-cell office:value-type="float" office:value="7200" calcext:value-type="float">
            <text:p>7200</text:p>
          </table:table-cell>
          <table:table-cell office:value-type="float" office:value="605190" calcext:value-type="float">
            <text:p>605190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6351533" calcext:value-type="float">
            <text:p>26351533</text:p>
          </table:table-cell>
          <table:table-cell office:value-type="float" office:value="26648649" calcext:value-type="float">
            <text:p>26648649</text:p>
          </table:table-cell>
          <table:table-cell office:value-type="float" office:value="619169" calcext:value-type="float">
            <text:p>619169</text:p>
          </table:table-cell>
          <table:table-cell table:number-columns-repeated="9"/>
          <table:table-cell office:value-type="float" office:value="7300" calcext:value-type="float">
            <text:p>7300</text:p>
          </table:table-cell>
          <table:table-cell office:value-type="float" office:value="619169" calcext:value-type="float">
            <text:p>619169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7083625" calcext:value-type="float">
            <text:p>27083625</text:p>
          </table:table-cell>
          <table:table-cell office:value-type="float" office:value="27383699" calcext:value-type="float">
            <text:p>27383699</text:p>
          </table:table-cell>
          <table:table-cell office:value-type="float" office:value="641687" calcext:value-type="float">
            <text:p>641687</text:p>
          </table:table-cell>
          <table:table-cell table:number-columns-repeated="9"/>
          <table:table-cell office:value-type="float" office:value="7400" calcext:value-type="float">
            <text:p>7400</text:p>
          </table:table-cell>
          <table:table-cell office:value-type="float" office:value="641687" calcext:value-type="float">
            <text:p>64168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7988179" calcext:value-type="float">
            <text:p>27988179</text:p>
          </table:table-cell>
          <table:table-cell office:value-type="float" office:value="28128749" calcext:value-type="float">
            <text:p>28128749</text:p>
          </table:table-cell>
          <table:table-cell office:value-type="float" office:value="657416" calcext:value-type="float">
            <text:p>657416</text:p>
          </table:table-cell>
          <table:table-cell table:number-columns-repeated="9"/>
          <table:table-cell office:value-type="float" office:value="7500" calcext:value-type="float">
            <text:p>7500</text:p>
          </table:table-cell>
          <table:table-cell office:value-type="float" office:value="657416" calcext:value-type="float">
            <text:p>657416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8666538" calcext:value-type="float">
            <text:p>28666538</text:p>
          </table:table-cell>
          <table:table-cell office:value-type="float" office:value="28883799" calcext:value-type="float">
            <text:p>28883799</text:p>
          </table:table-cell>
          <table:table-cell office:value-type="float" office:value="668103" calcext:value-type="float">
            <text:p>668103</text:p>
          </table:table-cell>
          <table:table-cell table:number-columns-repeated="9"/>
          <table:table-cell office:value-type="float" office:value="7600" calcext:value-type="float">
            <text:p>7600</text:p>
          </table:table-cell>
          <table:table-cell office:value-type="float" office:value="668103" calcext:value-type="float">
            <text:p>668103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9267386" calcext:value-type="float">
            <text:p>29267386</text:p>
          </table:table-cell>
          <table:table-cell office:value-type="float" office:value="29648849" calcext:value-type="float">
            <text:p>29648849</text:p>
          </table:table-cell>
          <table:table-cell office:value-type="float" office:value="675954" calcext:value-type="float">
            <text:p>675954</text:p>
          </table:table-cell>
          <table:table-cell table:number-columns-repeated="9"/>
          <table:table-cell office:value-type="float" office:value="7700" calcext:value-type="float">
            <text:p>7700</text:p>
          </table:table-cell>
          <table:table-cell office:value-type="float" office:value="675954" calcext:value-type="float">
            <text:p>675954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0090681" calcext:value-type="float">
            <text:p>30090681</text:p>
          </table:table-cell>
          <table:table-cell office:value-type="float" office:value="30423899" calcext:value-type="float">
            <text:p>30423899</text:p>
          </table:table-cell>
          <table:table-cell office:value-type="float" office:value="695265" calcext:value-type="float">
            <text:p>695265</text:p>
          </table:table-cell>
          <table:table-cell table:number-columns-repeated="9"/>
          <table:table-cell office:value-type="float" office:value="7800" calcext:value-type="float">
            <text:p>7800</text:p>
          </table:table-cell>
          <table:table-cell office:value-type="float" office:value="695265" calcext:value-type="float">
            <text:p>695265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0797965" calcext:value-type="float">
            <text:p>30797965</text:p>
          </table:table-cell>
          <table:table-cell office:value-type="float" office:value="31208949" calcext:value-type="float">
            <text:p>31208949</text:p>
          </table:table-cell>
          <table:table-cell office:value-type="float" office:value="688854" calcext:value-type="float">
            <text:p>688854</text:p>
          </table:table-cell>
          <table:table-cell table:number-columns-repeated="9"/>
          <table:table-cell office:value-type="float" office:value="7900" calcext:value-type="float">
            <text:p>7900</text:p>
          </table:table-cell>
          <table:table-cell office:value-type="float" office:value="688854" calcext:value-type="float">
            <text:p>68885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1620921" calcext:value-type="float">
            <text:p>31620921</text:p>
          </table:table-cell>
          <table:table-cell office:value-type="float" office:value="32003999" calcext:value-type="float">
            <text:p>32003999</text:p>
          </table:table-cell>
          <table:table-cell office:value-type="float" office:value="700510" calcext:value-type="float">
            <text:p>700510</text:p>
          </table:table-cell>
          <table:table-cell table:number-columns-repeated="9"/>
          <table:table-cell office:value-type="float" office:value="8000" calcext:value-type="float">
            <text:p>8000</text:p>
          </table:table-cell>
          <table:table-cell office:value-type="float" office:value="700510" calcext:value-type="float">
            <text:p>70051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32447055" calcext:value-type="float">
            <text:p>32447055</text:p>
          </table:table-cell>
          <table:table-cell office:value-type="float" office:value="32809049" calcext:value-type="float">
            <text:p>32809049</text:p>
          </table:table-cell>
          <table:table-cell office:value-type="float" office:value="712176" calcext:value-type="float">
            <text:p>712176</text:p>
          </table:table-cell>
          <table:table-cell table:number-columns-repeated="9"/>
          <table:table-cell office:value-type="float" office:value="8100" calcext:value-type="float">
            <text:p>8100</text:p>
          </table:table-cell>
          <table:table-cell office:value-type="float" office:value="712176" calcext:value-type="float">
            <text:p>712176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33393989" calcext:value-type="float">
            <text:p>33393989</text:p>
          </table:table-cell>
          <table:table-cell office:value-type="float" office:value="33624099" calcext:value-type="float">
            <text:p>33624099</text:p>
          </table:table-cell>
          <table:table-cell office:value-type="float" office:value="714620" calcext:value-type="float">
            <text:p>714620</text:p>
          </table:table-cell>
          <table:table-cell table:number-columns-repeated="9"/>
          <table:table-cell office:value-type="float" office:value="8200" calcext:value-type="float">
            <text:p>8200</text:p>
          </table:table-cell>
          <table:table-cell office:value-type="float" office:value="714620" calcext:value-type="float">
            <text:p>714620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34125118" calcext:value-type="float">
            <text:p>34125118</text:p>
          </table:table-cell>
          <table:table-cell office:value-type="float" office:value="34449149" calcext:value-type="float">
            <text:p>34449149</text:p>
          </table:table-cell>
          <table:table-cell office:value-type="float" office:value="735384" calcext:value-type="float">
            <text:p>735384</text:p>
          </table:table-cell>
          <table:table-cell table:number-columns-repeated="9"/>
          <table:table-cell office:value-type="float" office:value="8300" calcext:value-type="float">
            <text:p>8300</text:p>
          </table:table-cell>
          <table:table-cell office:value-type="float" office:value="735384" calcext:value-type="float">
            <text:p>735384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34914485" calcext:value-type="float">
            <text:p>34914485</text:p>
          </table:table-cell>
          <table:table-cell office:value-type="float" office:value="35284199" calcext:value-type="float">
            <text:p>35284199</text:p>
          </table:table-cell>
          <table:table-cell office:value-type="float" office:value="731225" calcext:value-type="float">
            <text:p>731225</text:p>
          </table:table-cell>
          <table:table-cell table:number-columns-repeated="9"/>
          <table:table-cell office:value-type="float" office:value="8400" calcext:value-type="float">
            <text:p>8400</text:p>
          </table:table-cell>
          <table:table-cell office:value-type="float" office:value="731225" calcext:value-type="float">
            <text:p>73122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5877421" calcext:value-type="float">
            <text:p>35877421</text:p>
          </table:table-cell>
          <table:table-cell office:value-type="float" office:value="36129249" calcext:value-type="float">
            <text:p>36129249</text:p>
          </table:table-cell>
          <table:table-cell office:value-type="float" office:value="737573" calcext:value-type="float">
            <text:p>737573</text:p>
          </table:table-cell>
          <table:table-cell table:number-columns-repeated="9"/>
          <table:table-cell office:value-type="float" office:value="8500" calcext:value-type="float">
            <text:p>8500</text:p>
          </table:table-cell>
          <table:table-cell office:value-type="float" office:value="737573" calcext:value-type="float">
            <text:p>73757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36847162" calcext:value-type="float">
            <text:p>36847162</text:p>
          </table:table-cell>
          <table:table-cell office:value-type="float" office:value="36984299" calcext:value-type="float">
            <text:p>36984299</text:p>
          </table:table-cell>
          <table:table-cell office:value-type="float" office:value="748333" calcext:value-type="float">
            <text:p>748333</text:p>
          </table:table-cell>
          <table:table-cell table:number-columns-repeated="9"/>
          <table:table-cell office:value-type="float" office:value="8600" calcext:value-type="float">
            <text:p>8600</text:p>
          </table:table-cell>
          <table:table-cell office:value-type="float" office:value="748333" calcext:value-type="float">
            <text:p>748333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37501131" calcext:value-type="float">
            <text:p>37501131</text:p>
          </table:table-cell>
          <table:table-cell office:value-type="float" office:value="37849349" calcext:value-type="float">
            <text:p>37849349</text:p>
          </table:table-cell>
          <table:table-cell office:value-type="float" office:value="751811" calcext:value-type="float">
            <text:p>751811</text:p>
          </table:table-cell>
          <table:table-cell table:number-columns-repeated="9"/>
          <table:table-cell office:value-type="float" office:value="8700" calcext:value-type="float">
            <text:p>8700</text:p>
          </table:table-cell>
          <table:table-cell office:value-type="float" office:value="751811" calcext:value-type="float">
            <text:p>751811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8032654" calcext:value-type="float">
            <text:p>38032654</text:p>
          </table:table-cell>
          <table:table-cell office:value-type="float" office:value="38724399" calcext:value-type="float">
            <text:p>38724399</text:p>
          </table:table-cell>
          <table:table-cell office:value-type="float" office:value="787352" calcext:value-type="float">
            <text:p>787352</text:p>
          </table:table-cell>
          <table:table-cell table:number-columns-repeated="9"/>
          <table:table-cell office:value-type="float" office:value="8800" calcext:value-type="float">
            <text:p>8800</text:p>
          </table:table-cell>
          <table:table-cell office:value-type="float" office:value="787352" calcext:value-type="float">
            <text:p>787352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39180787" calcext:value-type="float">
            <text:p>39180787</text:p>
          </table:table-cell>
          <table:table-cell office:value-type="float" office:value="39609449" calcext:value-type="float">
            <text:p>39609449</text:p>
          </table:table-cell>
          <table:table-cell office:value-type="float" office:value="814268" calcext:value-type="float">
            <text:p>814268</text:p>
          </table:table-cell>
          <table:table-cell table:number-columns-repeated="9"/>
          <table:table-cell office:value-type="float" office:value="8900" calcext:value-type="float">
            <text:p>8900</text:p>
          </table:table-cell>
          <table:table-cell office:value-type="float" office:value="814268" calcext:value-type="float">
            <text:p>81426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139548" calcext:value-type="float">
            <text:p>40139548</text:p>
          </table:table-cell>
          <table:table-cell office:value-type="float" office:value="40504499" calcext:value-type="float">
            <text:p>40504499</text:p>
          </table:table-cell>
          <table:table-cell office:value-type="float" office:value="798641" calcext:value-type="float">
            <text:p>798641</text:p>
          </table:table-cell>
          <table:table-cell table:number-columns-repeated="9"/>
          <table:table-cell office:value-type="float" office:value="9000" calcext:value-type="float">
            <text:p>9000</text:p>
          </table:table-cell>
          <table:table-cell office:value-type="float" office:value="798641" calcext:value-type="float">
            <text:p>798641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40907489" calcext:value-type="float">
            <text:p>40907489</text:p>
          </table:table-cell>
          <table:table-cell office:value-type="float" office:value="41409549" calcext:value-type="float">
            <text:p>41409549</text:p>
          </table:table-cell>
          <table:table-cell office:value-type="float" office:value="817003" calcext:value-type="float">
            <text:p>817003</text:p>
          </table:table-cell>
          <table:table-cell table:number-columns-repeated="9"/>
          <table:table-cell office:value-type="float" office:value="9100" calcext:value-type="float">
            <text:p>9100</text:p>
          </table:table-cell>
          <table:table-cell office:value-type="float" office:value="817003" calcext:value-type="float">
            <text:p>817003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41887076" calcext:value-type="float">
            <text:p>41887076</text:p>
          </table:table-cell>
          <table:table-cell office:value-type="float" office:value="42324599" calcext:value-type="float">
            <text:p>42324599</text:p>
          </table:table-cell>
          <table:table-cell office:value-type="float" office:value="834373" calcext:value-type="float">
            <text:p>834373</text:p>
          </table:table-cell>
          <table:table-cell table:number-columns-repeated="9"/>
          <table:table-cell office:value-type="float" office:value="9200" calcext:value-type="float">
            <text:p>9200</text:p>
          </table:table-cell>
          <table:table-cell office:value-type="float" office:value="834373" calcext:value-type="float">
            <text:p>834373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2724705" calcext:value-type="float">
            <text:p>42724705</text:p>
          </table:table-cell>
          <table:table-cell office:value-type="float" office:value="43249649" calcext:value-type="float">
            <text:p>43249649</text:p>
          </table:table-cell>
          <table:table-cell office:value-type="float" office:value="841703" calcext:value-type="float">
            <text:p>841703</text:p>
          </table:table-cell>
          <table:table-cell table:number-columns-repeated="9"/>
          <table:table-cell office:value-type="float" office:value="9300" calcext:value-type="float">
            <text:p>9300</text:p>
          </table:table-cell>
          <table:table-cell office:value-type="float" office:value="841703" calcext:value-type="float">
            <text:p>841703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43979008" calcext:value-type="float">
            <text:p>43979008</text:p>
          </table:table-cell>
          <table:table-cell office:value-type="float" office:value="44184699" calcext:value-type="float">
            <text:p>44184699</text:p>
          </table:table-cell>
          <table:table-cell office:value-type="float" office:value="853845" calcext:value-type="float">
            <text:p>853845</text:p>
          </table:table-cell>
          <table:table-cell table:number-columns-repeated="9"/>
          <table:table-cell office:value-type="float" office:value="9400" calcext:value-type="float">
            <text:p>9400</text:p>
          </table:table-cell>
          <table:table-cell office:value-type="float" office:value="853845" calcext:value-type="float">
            <text:p>85384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4837283" calcext:value-type="float">
            <text:p>44837283</text:p>
          </table:table-cell>
          <table:table-cell office:value-type="float" office:value="45129749" calcext:value-type="float">
            <text:p>45129749</text:p>
          </table:table-cell>
          <table:table-cell office:value-type="float" office:value="860383" calcext:value-type="float">
            <text:p>860383</text:p>
          </table:table-cell>
          <table:table-cell table:number-columns-repeated="9"/>
          <table:table-cell office:value-type="float" office:value="9500" calcext:value-type="float">
            <text:p>9500</text:p>
          </table:table-cell>
          <table:table-cell office:value-type="float" office:value="860383" calcext:value-type="float">
            <text:p>860383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45758318" calcext:value-type="float">
            <text:p>45758318</text:p>
          </table:table-cell>
          <table:table-cell office:value-type="float" office:value="46084799" calcext:value-type="float">
            <text:p>46084799</text:p>
          </table:table-cell>
          <table:table-cell office:value-type="float" office:value="847162" calcext:value-type="float">
            <text:p>847162</text:p>
          </table:table-cell>
          <table:table-cell table:number-columns-repeated="9"/>
          <table:table-cell office:value-type="float" office:value="9600" calcext:value-type="float">
            <text:p>9600</text:p>
          </table:table-cell>
          <table:table-cell office:value-type="float" office:value="847162" calcext:value-type="float">
            <text:p>847162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6709555" calcext:value-type="float">
            <text:p>46709555</text:p>
          </table:table-cell>
          <table:table-cell office:value-type="float" office:value="47049849" calcext:value-type="float">
            <text:p>47049849</text:p>
          </table:table-cell>
          <table:table-cell office:value-type="float" office:value="880658" calcext:value-type="float">
            <text:p>880658</text:p>
          </table:table-cell>
          <table:table-cell table:number-columns-repeated="9"/>
          <table:table-cell office:value-type="float" office:value="9700" calcext:value-type="float">
            <text:p>9700</text:p>
          </table:table-cell>
          <table:table-cell office:value-type="float" office:value="880658" calcext:value-type="float">
            <text:p>880658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7693869" calcext:value-type="float">
            <text:p>47693869</text:p>
          </table:table-cell>
          <table:table-cell office:value-type="float" office:value="48024899" calcext:value-type="float">
            <text:p>48024899</text:p>
          </table:table-cell>
          <table:table-cell office:value-type="float" office:value="879436" calcext:value-type="float">
            <text:p>879436</text:p>
          </table:table-cell>
          <table:table-cell table:number-columns-repeated="9"/>
          <table:table-cell office:value-type="float" office:value="9800" calcext:value-type="float">
            <text:p>9800</text:p>
          </table:table-cell>
          <table:table-cell office:value-type="float" office:value="879436" calcext:value-type="float">
            <text:p>879436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8460205" calcext:value-type="float">
            <text:p>48460205</text:p>
          </table:table-cell>
          <table:table-cell office:value-type="float" office:value="49009949" calcext:value-type="float">
            <text:p>49009949</text:p>
          </table:table-cell>
          <table:table-cell office:value-type="float" office:value="875029" calcext:value-type="float">
            <text:p>875029</text:p>
          </table:table-cell>
          <table:table-cell table:number-columns-repeated="9"/>
          <table:table-cell office:value-type="float" office:value="9900" calcext:value-type="float">
            <text:p>9900</text:p>
          </table:table-cell>
          <table:table-cell office:value-type="float" office:value="875029" calcext:value-type="float">
            <text:p>87502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9839567" calcext:value-type="float">
            <text:p>49839567</text:p>
          </table:table-cell>
          <table:table-cell office:value-type="float" office:value="50004999" calcext:value-type="float">
            <text:p>50004999</text:p>
          </table:table-cell>
          <table:table-cell office:value-type="float" office:value="905330" calcext:value-type="float">
            <text:p>905330</text:p>
          </table:table-cell>
          <table:table-cell table:number-columns-repeated="9"/>
          <table:table-cell office:value-type="float" office:value="10000" calcext:value-type="float">
            <text:p>10000</text:p>
          </table:table-cell>
          <table:table-cell office:value-type="float" office:value="905330" calcext:value-type="float">
            <text:p>9053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7T09:53:54.158773424</dc:date>
    <meta:editing-duration>PT13M10S</meta:editing-duration>
    <meta:editing-cycles>2</meta:editing-cycles>
    <meta:generator>LibreOffice/7.4.5.1$Linux_X86_64 LibreOffice_project/40$Build-1</meta:generator>
    <meta:document-statistic meta:table-count="1" meta:cell-count="60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4.205cm" style:legend-expansion="high" chart:style-name="ch2"/>
        <chart:plot-area chart:style-name="ch3" table:cell-range-address="tests.N1:tests.O100" svg:x="0.32cm" svg:y="0.18cm" svg:width="13.017cm" svg:height="8.64cm">
          <chart:coordinate-region svg:x="1.929cm" svg:y="0.375cm" svg:width="10.921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s.O1:tests.O100" chart:class="chart:scatter">
            <chart:domain table:cell-range-address="tests.N1:tests.N100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s.N1:tests.N100</svg:desc>
                </draw:g>
              </table:table-cell>
              <table:table-cell office:value-type="float" office:value="2624">
                <text:p>2624</text:p>
                <draw:g>
                  <svg:desc>tests.O1:tests.O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6990">
                <text:p>69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2048">
                <text:p>12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7395">
                <text:p>17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2818">
                <text:p>22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30262">
                <text:p>30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35752">
                <text:p>35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44193">
                <text:p>441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9905">
                <text:p>499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9313">
                <text:p>59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7424">
                <text:p>674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1350">
                <text:p>71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77334">
                <text:p>77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85617">
                <text:p>85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95217">
                <text:p>95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03476">
                <text:p>103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09084">
                <text:p>109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16498">
                <text:p>116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27452">
                <text:p>127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34765">
                <text:p>134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45509">
                <text:p>1455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52542">
                <text:p>1525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58815">
                <text:p>1588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67380">
                <text:p>1673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75957">
                <text:p>175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91270">
                <text:p>1912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92726">
                <text:p>1927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200967">
                <text:p>2009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14822">
                <text:p>2148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223095">
                <text:p>2230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222355">
                <text:p>222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233619">
                <text:p>2336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246040">
                <text:p>2460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256478">
                <text:p>2564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267802">
                <text:p>2678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278065">
                <text:p>2780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278509">
                <text:p>2785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285768">
                <text:p>2857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306224">
                <text:p>3062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316936">
                <text:p>3169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321370">
                <text:p>3213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328924">
                <text:p>3289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334368">
                <text:p>3343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347662">
                <text:p>3476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348514">
                <text:p>3485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360040">
                <text:p>3600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374132">
                <text:p>3741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387217">
                <text:p>3872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394195">
                <text:p>3941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402627">
                <text:p>4026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410329">
                <text:p>4103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421387">
                <text:p>421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423061">
                <text:p>4230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447731">
                <text:p>4477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459926">
                <text:p>459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472187">
                <text:p>4721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477860">
                <text:p>4778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478446">
                <text:p>4784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481567">
                <text:p>4815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497757">
                <text:p>497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511116">
                <text:p>5111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522686">
                <text:p>5226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530872">
                <text:p>5308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529823">
                <text:p>5298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543410">
                <text:p>5434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567700">
                <text:p>5677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577578">
                <text:p>5775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582272">
                <text:p>5822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591775">
                <text:p>5917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593346">
                <text:p>5933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602721">
                <text:p>6027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605190">
                <text:p>6051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619169">
                <text:p>6191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641687">
                <text:p>6416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657416">
                <text:p>6574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668103">
                <text:p>6681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675954">
                <text:p>6759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695265">
                <text:p>6952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688854">
                <text:p>6888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700510">
                <text:p>7005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712176">
                <text:p>7121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714620">
                <text:p>7146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735384">
                <text:p>7353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731225">
                <text:p>7312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737573">
                <text:p>7375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748333">
                <text:p>748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751811">
                <text:p>7518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787352">
                <text:p>7873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814268">
                <text:p>814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798641">
                <text:p>7986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817003">
                <text:p>817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834373">
                <text:p>8343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841703">
                <text:p>8417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853845">
                <text:p>8538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860383">
                <text:p>8603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847162">
                <text:p>8471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880658">
                <text:p>8806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879436">
                <text:p>8794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875029">
                <text:p>8750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905330">
                <text:p>9053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93cm" svg:y="3.715cm" style:legend-expansion="high" chart:style-name="ch2"/>
        <chart:plot-area chart:style-name="ch3" table:cell-range-address="tests.A1:tests.D100" svg:x="0.32cm" svg:y="0.18cm" svg:width="13.053cm" svg:height="8.64cm">
          <chart:coordinate-region svg:x="2.123cm" svg:y="0.375cm" svg:width="10.763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s.B1:tests.B100" chart:class="chart:scatter">
            <chart:domain table:cell-range-address="tests.A1:tests.A100"/>
            <chart:data-point chart:repeated="100"/>
          </chart:series>
          <chart:series chart:style-name="ch8" chart:values-cell-range-address="tests.C1:tests.C100" chart:class="chart:scatter">
            <chart:data-point chart:repeated="100"/>
          </chart:series>
          <chart:series chart:style-name="ch9" chart:values-cell-range-address="tests.D1:tests.D100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s.A1:tests.A100</svg:desc>
                </draw:g>
              </table:table-cell>
              <table:table-cell office:value-type="float" office:value="5329">
                <text:p>5329</text:p>
                <draw:g>
                  <svg:desc>tests.B1:tests.B100</svg:desc>
                </draw:g>
              </table:table-cell>
              <table:table-cell office:value-type="float" office:value="5049">
                <text:p>5049</text:p>
                <draw:g>
                  <svg:desc>tests.C1:tests.C100</svg:desc>
                </draw:g>
              </table:table-cell>
              <table:table-cell office:value-type="float" office:value="2624">
                <text:p>2624</text:p>
                <draw:g>
                  <svg:desc>tests.D1:tests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9544">
                <text:p>19544</text:p>
              </table:table-cell>
              <table:table-cell office:value-type="float" office:value="20099">
                <text:p>20099</text:p>
              </table:table-cell>
              <table:table-cell office:value-type="float" office:value="6990">
                <text:p>69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5184">
                <text:p>45184</text:p>
              </table:table-cell>
              <table:table-cell office:value-type="float" office:value="45149">
                <text:p>45149</text:p>
              </table:table-cell>
              <table:table-cell office:value-type="float" office:value="12048">
                <text:p>12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0756">
                <text:p>80756</text:p>
              </table:table-cell>
              <table:table-cell office:value-type="float" office:value="80199">
                <text:p>80199</text:p>
              </table:table-cell>
              <table:table-cell office:value-type="float" office:value="17395">
                <text:p>17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4241">
                <text:p>124241</text:p>
              </table:table-cell>
              <table:table-cell office:value-type="float" office:value="125249">
                <text:p>125249</text:p>
              </table:table-cell>
              <table:table-cell office:value-type="float" office:value="22818">
                <text:p>22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77509">
                <text:p>177509</text:p>
              </table:table-cell>
              <table:table-cell office:value-type="float" office:value="180299">
                <text:p>180299</text:p>
              </table:table-cell>
              <table:table-cell office:value-type="float" office:value="30262">
                <text:p>30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2820">
                <text:p>242820</text:p>
              </table:table-cell>
              <table:table-cell office:value-type="float" office:value="245349">
                <text:p>245349</text:p>
              </table:table-cell>
              <table:table-cell office:value-type="float" office:value="35752">
                <text:p>35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1441">
                <text:p>321441</text:p>
              </table:table-cell>
              <table:table-cell office:value-type="float" office:value="320399">
                <text:p>320399</text:p>
              </table:table-cell>
              <table:table-cell office:value-type="float" office:value="44193">
                <text:p>441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06773">
                <text:p>406773</text:p>
              </table:table-cell>
              <table:table-cell office:value-type="float" office:value="405449">
                <text:p>405449</text:p>
              </table:table-cell>
              <table:table-cell office:value-type="float" office:value="49905">
                <text:p>499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497352">
                <text:p>497352</text:p>
              </table:table-cell>
              <table:table-cell office:value-type="float" office:value="500499">
                <text:p>500499</text:p>
              </table:table-cell>
              <table:table-cell office:value-type="float" office:value="59313">
                <text:p>59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595468">
                <text:p>595468</text:p>
              </table:table-cell>
              <table:table-cell office:value-type="float" office:value="605549">
                <text:p>605549</text:p>
              </table:table-cell>
              <table:table-cell office:value-type="float" office:value="67424">
                <text:p>674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18846">
                <text:p>718846</text:p>
              </table:table-cell>
              <table:table-cell office:value-type="float" office:value="720599">
                <text:p>720599</text:p>
              </table:table-cell>
              <table:table-cell office:value-type="float" office:value="71350">
                <text:p>71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835547">
                <text:p>835547</text:p>
              </table:table-cell>
              <table:table-cell office:value-type="float" office:value="845649">
                <text:p>845649</text:p>
              </table:table-cell>
              <table:table-cell office:value-type="float" office:value="77334">
                <text:p>77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975220">
                <text:p>975220</text:p>
              </table:table-cell>
              <table:table-cell office:value-type="float" office:value="980699">
                <text:p>980699</text:p>
              </table:table-cell>
              <table:table-cell office:value-type="float" office:value="85617">
                <text:p>85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12444">
                <text:p>1112444</text:p>
              </table:table-cell>
              <table:table-cell office:value-type="float" office:value="1125749">
                <text:p>1125749</text:p>
              </table:table-cell>
              <table:table-cell office:value-type="float" office:value="95217">
                <text:p>95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280030">
                <text:p>1280030</text:p>
              </table:table-cell>
              <table:table-cell office:value-type="float" office:value="1280799">
                <text:p>1280799</text:p>
              </table:table-cell>
              <table:table-cell office:value-type="float" office:value="103476">
                <text:p>103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444312">
                <text:p>1444312</text:p>
              </table:table-cell>
              <table:table-cell office:value-type="float" office:value="1445849">
                <text:p>1445849</text:p>
              </table:table-cell>
              <table:table-cell office:value-type="float" office:value="109084">
                <text:p>109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605094">
                <text:p>1605094</text:p>
              </table:table-cell>
              <table:table-cell office:value-type="float" office:value="1620899">
                <text:p>1620899</text:p>
              </table:table-cell>
              <table:table-cell office:value-type="float" office:value="116498">
                <text:p>116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788107">
                <text:p>1788107</text:p>
              </table:table-cell>
              <table:table-cell office:value-type="float" office:value="1805949">
                <text:p>1805949</text:p>
              </table:table-cell>
              <table:table-cell office:value-type="float" office:value="127452">
                <text:p>127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987308">
                <text:p>1987308</text:p>
              </table:table-cell>
              <table:table-cell office:value-type="float" office:value="2000999">
                <text:p>2000999</text:p>
              </table:table-cell>
              <table:table-cell office:value-type="float" office:value="134765">
                <text:p>134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177805">
                <text:p>2177805</text:p>
              </table:table-cell>
              <table:table-cell office:value-type="float" office:value="2206049">
                <text:p>2206049</text:p>
              </table:table-cell>
              <table:table-cell office:value-type="float" office:value="145509">
                <text:p>1455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378525">
                <text:p>2378525</text:p>
              </table:table-cell>
              <table:table-cell office:value-type="float" office:value="2421099">
                <text:p>2421099</text:p>
              </table:table-cell>
              <table:table-cell office:value-type="float" office:value="152542">
                <text:p>1525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633253">
                <text:p>2633253</text:p>
              </table:table-cell>
              <table:table-cell office:value-type="float" office:value="2646149">
                <text:p>2646149</text:p>
              </table:table-cell>
              <table:table-cell office:value-type="float" office:value="158815">
                <text:p>1588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856816">
                <text:p>2856816</text:p>
              </table:table-cell>
              <table:table-cell office:value-type="float" office:value="2881199">
                <text:p>2881199</text:p>
              </table:table-cell>
              <table:table-cell office:value-type="float" office:value="167380">
                <text:p>1673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082676">
                <text:p>3082676</text:p>
              </table:table-cell>
              <table:table-cell office:value-type="float" office:value="3126249">
                <text:p>3126249</text:p>
              </table:table-cell>
              <table:table-cell office:value-type="float" office:value="175957">
                <text:p>175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339078">
                <text:p>3339078</text:p>
              </table:table-cell>
              <table:table-cell office:value-type="float" office:value="3381299">
                <text:p>3381299</text:p>
              </table:table-cell>
              <table:table-cell office:value-type="float" office:value="191270">
                <text:p>1912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605740">
                <text:p>3605740</text:p>
              </table:table-cell>
              <table:table-cell office:value-type="float" office:value="3646349">
                <text:p>3646349</text:p>
              </table:table-cell>
              <table:table-cell office:value-type="float" office:value="192726">
                <text:p>1927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854853">
                <text:p>3854853</text:p>
              </table:table-cell>
              <table:table-cell office:value-type="float" office:value="3921399">
                <text:p>3921399</text:p>
              </table:table-cell>
              <table:table-cell office:value-type="float" office:value="200967">
                <text:p>2009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173223">
                <text:p>4173223</text:p>
              </table:table-cell>
              <table:table-cell office:value-type="float" office:value="4206449">
                <text:p>4206449</text:p>
              </table:table-cell>
              <table:table-cell office:value-type="float" office:value="214822">
                <text:p>2148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467901">
                <text:p>4467901</text:p>
              </table:table-cell>
              <table:table-cell office:value-type="float" office:value="4501499">
                <text:p>4501499</text:p>
              </table:table-cell>
              <table:table-cell office:value-type="float" office:value="223095">
                <text:p>2230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4739007">
                <text:p>4739007</text:p>
              </table:table-cell>
              <table:table-cell office:value-type="float" office:value="4806549">
                <text:p>4806549</text:p>
              </table:table-cell>
              <table:table-cell office:value-type="float" office:value="222355">
                <text:p>222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042923">
                <text:p>5042923</text:p>
              </table:table-cell>
              <table:table-cell office:value-type="float" office:value="5121599">
                <text:p>5121599</text:p>
              </table:table-cell>
              <table:table-cell office:value-type="float" office:value="233619">
                <text:p>2336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5360132">
                <text:p>5360132</text:p>
              </table:table-cell>
              <table:table-cell office:value-type="float" office:value="5446649">
                <text:p>5446649</text:p>
              </table:table-cell>
              <table:table-cell office:value-type="float" office:value="246040">
                <text:p>2460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5686689">
                <text:p>5686689</text:p>
              </table:table-cell>
              <table:table-cell office:value-type="float" office:value="5781699">
                <text:p>5781699</text:p>
              </table:table-cell>
              <table:table-cell office:value-type="float" office:value="256478">
                <text:p>2564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6090909">
                <text:p>6090909</text:p>
              </table:table-cell>
              <table:table-cell office:value-type="float" office:value="6126749">
                <text:p>6126749</text:p>
              </table:table-cell>
              <table:table-cell office:value-type="float" office:value="267802">
                <text:p>2678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6414959">
                <text:p>6414959</text:p>
              </table:table-cell>
              <table:table-cell office:value-type="float" office:value="6481799">
                <text:p>6481799</text:p>
              </table:table-cell>
              <table:table-cell office:value-type="float" office:value="278065">
                <text:p>2780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6750740">
                <text:p>6750740</text:p>
              </table:table-cell>
              <table:table-cell office:value-type="float" office:value="6846849">
                <text:p>6846849</text:p>
              </table:table-cell>
              <table:table-cell office:value-type="float" office:value="278509">
                <text:p>2785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092551">
                <text:p>7092551</text:p>
              </table:table-cell>
              <table:table-cell office:value-type="float" office:value="7221899">
                <text:p>7221899</text:p>
              </table:table-cell>
              <table:table-cell office:value-type="float" office:value="285768">
                <text:p>2857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7489475">
                <text:p>7489475</text:p>
              </table:table-cell>
              <table:table-cell office:value-type="float" office:value="7606949">
                <text:p>7606949</text:p>
              </table:table-cell>
              <table:table-cell office:value-type="float" office:value="306224">
                <text:p>3062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7950832">
                <text:p>7950832</text:p>
              </table:table-cell>
              <table:table-cell office:value-type="float" office:value="8001999">
                <text:p>8001999</text:p>
              </table:table-cell>
              <table:table-cell office:value-type="float" office:value="316936">
                <text:p>3169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8310657">
                <text:p>8310657</text:p>
              </table:table-cell>
              <table:table-cell office:value-type="float" office:value="8407049">
                <text:p>8407049</text:p>
              </table:table-cell>
              <table:table-cell office:value-type="float" office:value="321370">
                <text:p>3213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8726634">
                <text:p>8726634</text:p>
              </table:table-cell>
              <table:table-cell office:value-type="float" office:value="8822099">
                <text:p>8822099</text:p>
              </table:table-cell>
              <table:table-cell office:value-type="float" office:value="328924">
                <text:p>3289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9165849">
                <text:p>9165849</text:p>
              </table:table-cell>
              <table:table-cell office:value-type="float" office:value="9247149">
                <text:p>9247149</text:p>
              </table:table-cell>
              <table:table-cell office:value-type="float" office:value="334368">
                <text:p>3343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9588282">
                <text:p>9588282</text:p>
              </table:table-cell>
              <table:table-cell office:value-type="float" office:value="9682199">
                <text:p>9682199</text:p>
              </table:table-cell>
              <table:table-cell office:value-type="float" office:value="347662">
                <text:p>3476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9996740">
                <text:p>9996740</text:p>
              </table:table-cell>
              <table:table-cell office:value-type="float" office:value="10127249">
                <text:p>10127249</text:p>
              </table:table-cell>
              <table:table-cell office:value-type="float" office:value="348514">
                <text:p>3485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0472351">
                <text:p>10472351</text:p>
              </table:table-cell>
              <table:table-cell office:value-type="float" office:value="10582299">
                <text:p>10582299</text:p>
              </table:table-cell>
              <table:table-cell office:value-type="float" office:value="360040">
                <text:p>3600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0954272">
                <text:p>10954272</text:p>
              </table:table-cell>
              <table:table-cell office:value-type="float" office:value="11047349">
                <text:p>11047349</text:p>
              </table:table-cell>
              <table:table-cell office:value-type="float" office:value="374132">
                <text:p>3741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1554353">
                <text:p>11554353</text:p>
              </table:table-cell>
              <table:table-cell office:value-type="float" office:value="11522399">
                <text:p>11522399</text:p>
              </table:table-cell>
              <table:table-cell office:value-type="float" office:value="387217">
                <text:p>3872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1926134">
                <text:p>11926134</text:p>
              </table:table-cell>
              <table:table-cell office:value-type="float" office:value="12007449">
                <text:p>12007449</text:p>
              </table:table-cell>
              <table:table-cell office:value-type="float" office:value="394195">
                <text:p>3941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2445115">
                <text:p>12445115</text:p>
              </table:table-cell>
              <table:table-cell office:value-type="float" office:value="12502499">
                <text:p>12502499</text:p>
              </table:table-cell>
              <table:table-cell office:value-type="float" office:value="402627">
                <text:p>4026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2854804">
                <text:p>12854804</text:p>
              </table:table-cell>
              <table:table-cell office:value-type="float" office:value="13007549">
                <text:p>13007549</text:p>
              </table:table-cell>
              <table:table-cell office:value-type="float" office:value="410329">
                <text:p>4103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3418209">
                <text:p>13418209</text:p>
              </table:table-cell>
              <table:table-cell office:value-type="float" office:value="13522599">
                <text:p>13522599</text:p>
              </table:table-cell>
              <table:table-cell office:value-type="float" office:value="421387">
                <text:p>421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3829321">
                <text:p>13829321</text:p>
              </table:table-cell>
              <table:table-cell office:value-type="float" office:value="14047649">
                <text:p>14047649</text:p>
              </table:table-cell>
              <table:table-cell office:value-type="float" office:value="423061">
                <text:p>4230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4383172">
                <text:p>14383172</text:p>
              </table:table-cell>
              <table:table-cell office:value-type="float" office:value="14582699">
                <text:p>14582699</text:p>
              </table:table-cell>
              <table:table-cell office:value-type="float" office:value="447731">
                <text:p>4477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4976115">
                <text:p>14976115</text:p>
              </table:table-cell>
              <table:table-cell office:value-type="float" office:value="15127749">
                <text:p>15127749</text:p>
              </table:table-cell>
              <table:table-cell office:value-type="float" office:value="459926">
                <text:p>459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5472004">
                <text:p>15472004</text:p>
              </table:table-cell>
              <table:table-cell office:value-type="float" office:value="15682799">
                <text:p>15682799</text:p>
              </table:table-cell>
              <table:table-cell office:value-type="float" office:value="472187">
                <text:p>4721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6151677">
                <text:p>16151677</text:p>
              </table:table-cell>
              <table:table-cell office:value-type="float" office:value="16247849">
                <text:p>16247849</text:p>
              </table:table-cell>
              <table:table-cell office:value-type="float" office:value="477860">
                <text:p>4778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6623734">
                <text:p>16623734</text:p>
              </table:table-cell>
              <table:table-cell office:value-type="float" office:value="16822899">
                <text:p>16822899</text:p>
              </table:table-cell>
              <table:table-cell office:value-type="float" office:value="478446">
                <text:p>4784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7317502">
                <text:p>17317502</text:p>
              </table:table-cell>
              <table:table-cell office:value-type="float" office:value="17407949">
                <text:p>17407949</text:p>
              </table:table-cell>
              <table:table-cell office:value-type="float" office:value="481567">
                <text:p>4815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7839482">
                <text:p>17839482</text:p>
              </table:table-cell>
              <table:table-cell office:value-type="float" office:value="18002999">
                <text:p>18002999</text:p>
              </table:table-cell>
              <table:table-cell office:value-type="float" office:value="497757">
                <text:p>497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8465276">
                <text:p>18465276</text:p>
              </table:table-cell>
              <table:table-cell office:value-type="float" office:value="18608049">
                <text:p>18608049</text:p>
              </table:table-cell>
              <table:table-cell office:value-type="float" office:value="511116">
                <text:p>5111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9148790">
                <text:p>19148790</text:p>
              </table:table-cell>
              <table:table-cell office:value-type="float" office:value="19223099">
                <text:p>19223099</text:p>
              </table:table-cell>
              <table:table-cell office:value-type="float" office:value="522686">
                <text:p>5226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9615455">
                <text:p>19615455</text:p>
              </table:table-cell>
              <table:table-cell office:value-type="float" office:value="19848149">
                <text:p>19848149</text:p>
              </table:table-cell>
              <table:table-cell office:value-type="float" office:value="530872">
                <text:p>5308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0263373">
                <text:p>20263373</text:p>
              </table:table-cell>
              <table:table-cell office:value-type="float" office:value="20483199">
                <text:p>20483199</text:p>
              </table:table-cell>
              <table:table-cell office:value-type="float" office:value="529823">
                <text:p>5298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0939573">
                <text:p>20939573</text:p>
              </table:table-cell>
              <table:table-cell office:value-type="float" office:value="21128249">
                <text:p>21128249</text:p>
              </table:table-cell>
              <table:table-cell office:value-type="float" office:value="543410">
                <text:p>5434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1553666">
                <text:p>21553666</text:p>
              </table:table-cell>
              <table:table-cell office:value-type="float" office:value="21783299">
                <text:p>21783299</text:p>
              </table:table-cell>
              <table:table-cell office:value-type="float" office:value="567700">
                <text:p>5677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2270238">
                <text:p>22270238</text:p>
              </table:table-cell>
              <table:table-cell office:value-type="float" office:value="22448349">
                <text:p>22448349</text:p>
              </table:table-cell>
              <table:table-cell office:value-type="float" office:value="577578">
                <text:p>5775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2894246">
                <text:p>22894246</text:p>
              </table:table-cell>
              <table:table-cell office:value-type="float" office:value="23123399">
                <text:p>23123399</text:p>
              </table:table-cell>
              <table:table-cell office:value-type="float" office:value="582272">
                <text:p>5822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3532266">
                <text:p>23532266</text:p>
              </table:table-cell>
              <table:table-cell office:value-type="float" office:value="23808449">
                <text:p>23808449</text:p>
              </table:table-cell>
              <table:table-cell office:value-type="float" office:value="591775">
                <text:p>5917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4226563">
                <text:p>24226563</text:p>
              </table:table-cell>
              <table:table-cell office:value-type="float" office:value="24503499">
                <text:p>24503499</text:p>
              </table:table-cell>
              <table:table-cell office:value-type="float" office:value="593346">
                <text:p>5933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5162298">
                <text:p>25162298</text:p>
              </table:table-cell>
              <table:table-cell office:value-type="float" office:value="25208549">
                <text:p>25208549</text:p>
              </table:table-cell>
              <table:table-cell office:value-type="float" office:value="602721">
                <text:p>6027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5842725">
                <text:p>25842725</text:p>
              </table:table-cell>
              <table:table-cell office:value-type="float" office:value="25923599">
                <text:p>25923599</text:p>
              </table:table-cell>
              <table:table-cell office:value-type="float" office:value="605190">
                <text:p>6051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6351533">
                <text:p>26351533</text:p>
              </table:table-cell>
              <table:table-cell office:value-type="float" office:value="26648649">
                <text:p>26648649</text:p>
              </table:table-cell>
              <table:table-cell office:value-type="float" office:value="619169">
                <text:p>6191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7083625">
                <text:p>27083625</text:p>
              </table:table-cell>
              <table:table-cell office:value-type="float" office:value="27383699">
                <text:p>27383699</text:p>
              </table:table-cell>
              <table:table-cell office:value-type="float" office:value="641687">
                <text:p>6416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7988179">
                <text:p>27988179</text:p>
              </table:table-cell>
              <table:table-cell office:value-type="float" office:value="28128749">
                <text:p>28128749</text:p>
              </table:table-cell>
              <table:table-cell office:value-type="float" office:value="657416">
                <text:p>6574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8666538">
                <text:p>28666538</text:p>
              </table:table-cell>
              <table:table-cell office:value-type="float" office:value="28883799">
                <text:p>28883799</text:p>
              </table:table-cell>
              <table:table-cell office:value-type="float" office:value="668103">
                <text:p>6681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9267386">
                <text:p>29267386</text:p>
              </table:table-cell>
              <table:table-cell office:value-type="float" office:value="29648849">
                <text:p>29648849</text:p>
              </table:table-cell>
              <table:table-cell office:value-type="float" office:value="675954">
                <text:p>6759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0090681">
                <text:p>30090681</text:p>
              </table:table-cell>
              <table:table-cell office:value-type="float" office:value="30423899">
                <text:p>30423899</text:p>
              </table:table-cell>
              <table:table-cell office:value-type="float" office:value="695265">
                <text:p>6952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0797965">
                <text:p>30797965</text:p>
              </table:table-cell>
              <table:table-cell office:value-type="float" office:value="31208949">
                <text:p>31208949</text:p>
              </table:table-cell>
              <table:table-cell office:value-type="float" office:value="688854">
                <text:p>6888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1620921">
                <text:p>31620921</text:p>
              </table:table-cell>
              <table:table-cell office:value-type="float" office:value="32003999">
                <text:p>32003999</text:p>
              </table:table-cell>
              <table:table-cell office:value-type="float" office:value="700510">
                <text:p>7005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2447055">
                <text:p>32447055</text:p>
              </table:table-cell>
              <table:table-cell office:value-type="float" office:value="32809049">
                <text:p>32809049</text:p>
              </table:table-cell>
              <table:table-cell office:value-type="float" office:value="712176">
                <text:p>7121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3393989">
                <text:p>33393989</text:p>
              </table:table-cell>
              <table:table-cell office:value-type="float" office:value="33624099">
                <text:p>33624099</text:p>
              </table:table-cell>
              <table:table-cell office:value-type="float" office:value="714620">
                <text:p>7146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4125118">
                <text:p>34125118</text:p>
              </table:table-cell>
              <table:table-cell office:value-type="float" office:value="34449149">
                <text:p>34449149</text:p>
              </table:table-cell>
              <table:table-cell office:value-type="float" office:value="735384">
                <text:p>7353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4914485">
                <text:p>34914485</text:p>
              </table:table-cell>
              <table:table-cell office:value-type="float" office:value="35284199">
                <text:p>35284199</text:p>
              </table:table-cell>
              <table:table-cell office:value-type="float" office:value="731225">
                <text:p>7312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5877421">
                <text:p>35877421</text:p>
              </table:table-cell>
              <table:table-cell office:value-type="float" office:value="36129249">
                <text:p>36129249</text:p>
              </table:table-cell>
              <table:table-cell office:value-type="float" office:value="737573">
                <text:p>7375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6847162">
                <text:p>36847162</text:p>
              </table:table-cell>
              <table:table-cell office:value-type="float" office:value="36984299">
                <text:p>36984299</text:p>
              </table:table-cell>
              <table:table-cell office:value-type="float" office:value="748333">
                <text:p>748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7501131">
                <text:p>37501131</text:p>
              </table:table-cell>
              <table:table-cell office:value-type="float" office:value="37849349">
                <text:p>37849349</text:p>
              </table:table-cell>
              <table:table-cell office:value-type="float" office:value="751811">
                <text:p>7518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8032654">
                <text:p>38032654</text:p>
              </table:table-cell>
              <table:table-cell office:value-type="float" office:value="38724399">
                <text:p>38724399</text:p>
              </table:table-cell>
              <table:table-cell office:value-type="float" office:value="787352">
                <text:p>7873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9180787">
                <text:p>39180787</text:p>
              </table:table-cell>
              <table:table-cell office:value-type="float" office:value="39609449">
                <text:p>39609449</text:p>
              </table:table-cell>
              <table:table-cell office:value-type="float" office:value="814268">
                <text:p>814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0139548">
                <text:p>40139548</text:p>
              </table:table-cell>
              <table:table-cell office:value-type="float" office:value="40504499">
                <text:p>40504499</text:p>
              </table:table-cell>
              <table:table-cell office:value-type="float" office:value="798641">
                <text:p>7986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0907489">
                <text:p>40907489</text:p>
              </table:table-cell>
              <table:table-cell office:value-type="float" office:value="41409549">
                <text:p>41409549</text:p>
              </table:table-cell>
              <table:table-cell office:value-type="float" office:value="817003">
                <text:p>817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41887076">
                <text:p>41887076</text:p>
              </table:table-cell>
              <table:table-cell office:value-type="float" office:value="42324599">
                <text:p>42324599</text:p>
              </table:table-cell>
              <table:table-cell office:value-type="float" office:value="834373">
                <text:p>8343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42724705">
                <text:p>42724705</text:p>
              </table:table-cell>
              <table:table-cell office:value-type="float" office:value="43249649">
                <text:p>43249649</text:p>
              </table:table-cell>
              <table:table-cell office:value-type="float" office:value="841703">
                <text:p>8417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43979008">
                <text:p>43979008</text:p>
              </table:table-cell>
              <table:table-cell office:value-type="float" office:value="44184699">
                <text:p>44184699</text:p>
              </table:table-cell>
              <table:table-cell office:value-type="float" office:value="853845">
                <text:p>8538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44837283">
                <text:p>44837283</text:p>
              </table:table-cell>
              <table:table-cell office:value-type="float" office:value="45129749">
                <text:p>45129749</text:p>
              </table:table-cell>
              <table:table-cell office:value-type="float" office:value="860383">
                <text:p>8603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45758318">
                <text:p>45758318</text:p>
              </table:table-cell>
              <table:table-cell office:value-type="float" office:value="46084799">
                <text:p>46084799</text:p>
              </table:table-cell>
              <table:table-cell office:value-type="float" office:value="847162">
                <text:p>8471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46709555">
                <text:p>46709555</text:p>
              </table:table-cell>
              <table:table-cell office:value-type="float" office:value="47049849">
                <text:p>47049849</text:p>
              </table:table-cell>
              <table:table-cell office:value-type="float" office:value="880658">
                <text:p>8806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47693869">
                <text:p>47693869</text:p>
              </table:table-cell>
              <table:table-cell office:value-type="float" office:value="48024899">
                <text:p>48024899</text:p>
              </table:table-cell>
              <table:table-cell office:value-type="float" office:value="879436">
                <text:p>8794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48460205">
                <text:p>48460205</text:p>
              </table:table-cell>
              <table:table-cell office:value-type="float" office:value="49009949">
                <text:p>49009949</text:p>
              </table:table-cell>
              <table:table-cell office:value-type="float" office:value="875029">
                <text:p>8750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49839567">
                <text:p>49839567</text:p>
              </table:table-cell>
              <table:table-cell office:value-type="float" office:value="50004999">
                <text:p>50004999</text:p>
              </table:table-cell>
              <table:table-cell office:value-type="float" office:value="905330">
                <text:p>9053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